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6DD000032077335D8D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Cascadia Code" svg:font-family="'Cascadia Cod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889cm" style:rel-column-width="14486*"/>
    </style:style>
    <style:style style:name="Table1.B" style:family="table-column">
      <style:table-column-properties style:column-width="13.705cm" style:rel-column-width="5104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3.889cm" style:rel-column-width="14486*"/>
    </style:style>
    <style:style style:name="Table3.B" style:family="table-column">
      <style:table-column-properties style:column-width="13.705cm" style:rel-column-width="51049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4" style:family="table">
      <style:table-properties style:width="17.595cm" fo:margin-left="0cm" fo:margin-right="-0.005cm" table:align="margins"/>
    </style:style>
    <style:style style:name="Table4.A" style:family="table-column">
      <style:table-column-properties style:column-width="3.916cm" style:rel-column-width="14585*"/>
    </style:style>
    <style:style style:name="Table4.B" style:family="table-column">
      <style:table-column-properties style:column-width="13.679cm" style:rel-column-width="5095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5" style:family="table">
      <style:table-properties style:width="17.595cm" fo:margin-left="0cm" fo:margin-right="-0.005cm" table:align="margins"/>
    </style:style>
    <style:style style:name="Table5.A" style:family="table-column">
      <style:table-column-properties style:column-width="3.889cm" style:rel-column-width="14486*"/>
    </style:style>
    <style:style style:name="Table5.B" style:family="table-column">
      <style:table-column-properties style:column-width="13.705cm" style:rel-column-width="51049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6" style:family="table">
      <style:table-properties style:width="17.595cm" fo:margin-left="0cm" fo:margin-right="-0.005cm" table:align="margins"/>
    </style:style>
    <style:style style:name="Table6.A" style:family="table-column">
      <style:table-column-properties style:column-width="4.128cm" style:rel-column-width="15373*"/>
    </style:style>
    <style:style style:name="Table6.B" style:family="table-column">
      <style:table-column-properties style:column-width="13.467cm" style:rel-column-width="50162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5cm" fo:margin-left="0cm" fo:margin-right="-0.005cm" table:align="margins"/>
    </style:style>
    <style:style style:name="Table7.A" style:family="table-column">
      <style:table-column-properties style:column-width="4.392cm" style:rel-column-width="16359*"/>
    </style:style>
    <style:style style:name="Table7.B" style:family="table-column">
      <style:table-column-properties style:column-width="13.203cm" style:rel-column-width="4917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8" style:family="table">
      <style:table-properties style:width="17.595cm" fo:margin-left="0cm" fo:margin-right="-0.005cm" table:align="margins"/>
    </style:style>
    <style:style style:name="Table8.A" style:family="table-column">
      <style:table-column-properties style:column-width="4.921cm" style:rel-column-width="18330*"/>
    </style:style>
    <style:style style:name="Table8.B" style:family="table-column">
      <style:table-column-properties style:column-width="12.674cm" style:rel-column-width="47205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5cm" fo:margin-left="0cm" fo:margin-right="-0.005cm" table:align="margins"/>
    </style:style>
    <style:style style:name="Table9.A" style:family="table-column">
      <style:table-column-properties style:column-width="4.868cm" style:rel-column-width="18132*"/>
    </style:style>
    <style:style style:name="Table9.B" style:family="table-column">
      <style:table-column-properties style:column-width="12.726cm" style:rel-column-width="47403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.595cm" fo:margin-left="0cm" fo:margin-right="-0.005cm" table:align="margins"/>
    </style:style>
    <style:style style:name="Table10.A" style:family="table-column">
      <style:table-column-properties style:column-width="7.885cm" style:rel-column-width="29367*"/>
    </style:style>
    <style:style style:name="Table10.B" style:family="table-column">
      <style:table-column-properties style:column-width="9.71cm" style:rel-column-width="36168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595cm" fo:margin-left="0cm" fo:margin-right="-0.005cm" table:align="margins"/>
    </style:style>
    <style:style style:name="Table11.A" style:family="table-column">
      <style:table-column-properties style:column-width="5.503cm" style:rel-column-width="20498*"/>
    </style:style>
    <style:style style:name="Table11.B" style:family="table-column">
      <style:table-column-properties style:column-width="12.091cm" style:rel-column-width="45037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7.595cm" fo:margin-left="0cm" fo:margin-right="-0.005cm" table:align="margins"/>
    </style:style>
    <style:style style:name="Table12.A" style:family="table-column">
      <style:table-column-properties style:column-width="5.768cm" style:rel-column-width="21483*"/>
    </style:style>
    <style:style style:name="Table12.B" style:family="table-column">
      <style:table-column-properties style:column-width="11.827cm" style:rel-column-width="44052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3" style:family="table">
      <style:table-properties style:width="17.595cm" fo:margin-left="0cm" fo:margin-right="-0.005cm" table:align="margins"/>
    </style:style>
    <style:style style:name="Table13.A" style:family="table-column">
      <style:table-column-properties style:column-width="4.683cm" style:rel-column-width="17443*"/>
    </style:style>
    <style:style style:name="Table13.B" style:family="table-column">
      <style:table-column-properties style:column-width="12.912cm" style:rel-column-width="48092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7.595cm" fo:margin-left="0cm" fo:margin-right="-0.005cm" table:align="margins"/>
    </style:style>
    <style:style style:name="Table14.A" style:family="table-column">
      <style:table-column-properties style:column-width="4.683cm" style:rel-column-width="17443*"/>
    </style:style>
    <style:style style:name="Table14.B" style:family="table-column">
      <style:table-column-properties style:column-width="12.912cm" style:rel-column-width="48092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7.595cm" fo:margin-left="0cm" fo:margin-right="-0.005cm" table:align="margins"/>
    </style:style>
    <style:style style:name="Table15.A" style:family="table-column">
      <style:table-column-properties style:column-width="4.366cm" style:rel-column-width="16260*"/>
    </style:style>
    <style:style style:name="Table15.B" style:family="table-column">
      <style:table-column-properties style:column-width="13.229cm" style:rel-column-width="49275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7.595cm" fo:margin-left="0cm" fo:margin-right="-0.005cm" table:align="margins"/>
    </style:style>
    <style:style style:name="Table16.A" style:family="table-column">
      <style:table-column-properties style:column-width="4.128cm" style:rel-column-width="15373*"/>
    </style:style>
    <style:style style:name="Table16.B" style:family="table-column">
      <style:table-column-properties style:column-width="13.467cm" style:rel-column-width="50162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7.595cm" fo:margin-left="0cm" fo:margin-right="-0.005cm" table:align="margins"/>
    </style:style>
    <style:style style:name="Table17.A" style:family="table-column">
      <style:table-column-properties style:column-width="4.128cm" style:rel-column-width="15373*"/>
    </style:style>
    <style:style style:name="Table17.B" style:family="table-column">
      <style:table-column-properties style:column-width="13.467cm" style:rel-column-width="50162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B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7.595cm" fo:margin-left="0cm" fo:margin-right="-0.005cm" table:align="margins"/>
    </style:style>
    <style:style style:name="Table18.A" style:family="table-column">
      <style:table-column-properties style:column-width="4.789cm" style:rel-column-width="17837*"/>
    </style:style>
    <style:style style:name="Table18.B" style:family="table-column">
      <style:table-column-properties style:column-width="12.806cm" style:rel-column-width="47698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B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.595cm" fo:margin-left="0cm" fo:margin-right="-0.005cm" table:align="margins"/>
    </style:style>
    <style:style style:name="Table19.A" style:family="table-column">
      <style:table-column-properties style:column-width="4.577cm" style:rel-column-width="17048*"/>
    </style:style>
    <style:style style:name="Table19.B" style:family="table-column">
      <style:table-column-properties style:column-width="13.018cm" style:rel-column-width="48487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B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" style:family="table">
      <style:table-properties style:width="17.595cm" fo:margin-left="0cm" fo:margin-right="-0.005cm" table:align="margins"/>
    </style:style>
    <style:style style:name="Table20.A" style:family="table-column">
      <style:table-column-properties style:column-width="4.551cm" style:rel-column-width="16950*"/>
    </style:style>
    <style:style style:name="Table20.B" style:family="table-column">
      <style:table-column-properties style:column-width="13.044cm" style:rel-column-width="48585*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B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 style:parent-style-name="Text_20_body">
      <style:text-properties style:font-name="Cascadia Code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Cascadia Cod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Text_20_body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color="#6666ff" style:font-name="Cascadia Code" fo:font-size="10pt" style:font-size-asian="10pt" style:font-size-complex="10pt"/>
    </style:style>
    <style:style style:name="P8" style:family="paragraph" style:parent-style-name="Text_20_body">
      <style:text-properties fo:color="#ff3333" style:font-name="Cascadia Code" fo:font-size="10pt" style:font-size-asian="10pt" style:font-size-complex="10pt"/>
    </style:style>
    <style:style style:name="P9" style:family="paragraph" style:parent-style-name="Text_20_body">
      <style:text-properties fo:font-size="24pt" style:font-size-asian="24pt" style:font-size-complex="24pt"/>
    </style:style>
    <style:style style:name="P10" style:family="paragraph" style:parent-style-name="Text_20_body">
      <style:text-properties fo:color="#000000" style:font-name="Cascadia Code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11" style:family="paragraph" style:parent-style-name="Text_20_body">
      <style:text-properties fo:color="#000000" style:font-name="Cascadia Code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scadia Code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Consolas" fo:font-size="10pt" fo:font-style="italic" fo:background-color="#d4d4d4" style:font-name-asian="Consolas" style:font-size-asian="10pt" style:font-style-asian="italic" style:font-name-complex="Consolas" style:font-size-complex="10pt" style:font-style-complex="italic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weight="bold" fo:background-color="#e8f2fe" style:font-name-asian="Consolas" style:font-size-asian="10pt" style:font-weight-asian="bold" style:font-name-complex="Consolas" style:font-size-complex="10pt" style:font-weight-complex="bold"/>
    </style:style>
    <style:style style:name="P22" style:family="paragraph" style:parent-style-name="Heading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3" style:family="paragraph" style:parent-style-name="Standard">
      <style:text-properties fo:color="#000000" style:font-name="Consolas" fo:font-size="10pt" style:font-name-asian="Consolas" style:font-size-asian="10pt" style:font-name-complex="Consolas" style:font-size-complex="10pt"/>
    </style:style>
    <style:style style:name="P24" style:family="paragraph" style:parent-style-name="Standard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7" style:family="paragraph" style:parent-style-name="Standard">
      <style:text-properties fo:color="#0000c0" style:font-name="Consolas" fo:font-size="10pt" fo:font-style="italic" fo:font-weight="normal" style:font-name-asian="Consolas" style:font-size-asian="10pt" style:font-style-asian="italic" style:font-weight-asian="normal" style:font-name-complex="Consolas" style:font-size-complex="10pt" style:font-style-complex="italic" style:font-weight-complex="normal"/>
    </style:style>
    <style:style style:name="P28" style:family="paragraph" style:parent-style-name="Standard">
      <style:text-properties fo:font-size="36pt" fo:font-weight="bold" style:font-size-asian="36pt" style:font-weight-asian="bold" style:font-size-complex="36pt" style:font-weight-complex="bold"/>
    </style:style>
    <style:style style:name="P29" style:family="paragraph" style:parent-style-name="Text_20_body">
      <style:paragraph-properties fo:break-before="page" fo:padding="0.074cm" fo:border-left="none" fo:border-right="none" fo:border-top="none" fo:border-bottom="0.035cm solid #000000" style:join-border="false"/>
      <style:text-properties fo:font-size="36pt" fo:font-weight="bold" style:font-size-asian="36pt" style:font-weight-asian="bold" style:font-size-complex="36pt" style:font-weight-complex="bold"/>
    </style:style>
    <style:style style:name="P30" style:family="paragraph" style:parent-style-name="Text_20_body">
      <style:paragraph-properties fo:break-before="page"/>
    </style:style>
    <style:style style:name="P31" style:family="paragraph" style:parent-style-name="Text_20_body">
      <style:paragraph-properties fo:break-before="page"/>
      <style:text-properties style:font-name="Cascadia Code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Table_20_Contents">
      <style:paragraph-properties fo:text-align="start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34" style:family="paragraph" style:parent-style-name="Text_20_body">
      <style:paragraph-properties fo:padding="0.074cm" fo:border-left="none" fo:border-right="none" fo:border-top="none" fo:border-bottom="0.035cm solid #000000" style:join-border="false"/>
    </style:style>
    <style:style style:name="P35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36" style:family="paragraph" style:parent-style-name="Text_20_body" style:master-page-name="">
      <style:paragraph-properties fo:margin-left="0.026cm" fo:margin-right="0cm" fo:margin-top="0cm" fo:margin-bottom="0.212cm" fo:text-indent="0cm" style:auto-text-indent="false" style:page-number="auto"/>
      <style:text-properties fo:font-size="24pt" style:font-size-asian="24pt" style:font-size-complex="24pt"/>
    </style:style>
    <style:style style:name="P37" style:family="paragraph" style:parent-style-name="Heading_20_3">
      <style:text-properties fo:font-weight="bold" style:font-weight-asian="bold" style:font-weight-complex="bold"/>
    </style:style>
    <style:style style:name="P38" style:family="paragraph" style:parent-style-name="Heading_20_3">
      <style:text-properties style:font-name="Cascadia Code" fo:font-size="12pt" fo:font-weight="normal" style:font-size-asian="12pt" style:font-weight-asian="normal" style:font-size-complex="12pt" style:font-weight-complex="normal"/>
    </style:style>
    <style:style style:name="P39" style:family="paragraph" style:parent-style-name="Heading_20_3">
      <style:text-properties style:font-name="Cascadia Code" fo:font-size="12pt" style:font-size-asian="12pt" style:font-size-complex="12pt"/>
    </style:style>
    <style:style style:name="P40" style:family="paragraph" style:parent-style-name="Heading_20_3">
      <style:paragraph-properties fo:break-before="page"/>
    </style:style>
    <style:style style:name="P41" style:family="paragraph" style:parent-style-name="Heading_20_1">
      <style:paragraph-properties fo:break-before="page" fo:padding="0.074cm" fo:border-left="none" fo:border-right="none" fo:border-top="none" fo:border-bottom="0.035cm solid #000000" style:join-border="false"/>
      <style:text-properties fo:font-size="36pt" style:font-size-asian="36pt" style:font-size-complex="36pt"/>
    </style:style>
    <style:style style:name="P42" style:family="paragraph" style:parent-style-name="Heading_20_1">
      <style:paragraph-properties fo:break-before="page"/>
      <style:text-properties fo:font-size="36pt" style:font-size-asian="36pt" style:font-size-complex="36pt"/>
    </style:style>
    <style:style style:name="P43" style:family="paragraph" style:parent-style-name="Heading_20_2">
      <style:text-properties fo:font-size="24pt" style:font-size-asian="24pt" style:font-size-complex="24pt"/>
    </style:style>
    <style:style style:name="P44" style:family="paragraph" style:parent-style-name="Heading_20_2">
      <style:paragraph-properties fo:break-before="page"/>
      <style:text-properties fo:font-size="24pt" style:font-size-asian="24pt" style:font-size-complex="24pt"/>
    </style:style>
    <style:style style:name="P45" style:family="paragraph" style:parent-style-name="Standard" style:list-style-name="L5"/>
    <style:style style:name="P46" style:family="paragraph" style:parent-style-name="Heading_20_4">
      <style:text-properties style:font-name="Cascadia Cod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Heading_20_4">
      <style:text-properties fo:color="#000000" style:font-name="Cascadia Cod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ext_20_body" style:list-style-name="L1"/>
    <style:style style:name="P49" style:family="paragraph" style:parent-style-name="Text_20_body" style:list-style-name="L2"/>
    <style:style style:name="P50" style:family="paragraph" style:parent-style-name="Text_20_body" style:list-style-name="L3"/>
    <style:style style:name="P51" style:family="paragraph" style:parent-style-name="Text_20_body" style:list-style-name="L4"/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style:text-underline-style="solid" style:text-underline-width="auto" style:text-underline-color="font-color" fo:font-weight="normal" style:font-name-asian="Consolas" style:font-weight-asian="normal" style:font-name-complex="Consolas" style:font-weight-complex="normal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style:font-name-asian="Consolas" style:font-name-complex="Consolas"/>
    </style:style>
    <style:style style:name="T6" style:family="text">
      <style:text-properties fo:color="#000000" fo:font-weight="normal" style:font-name-asian="Consolas" style:font-weight-asian="normal" style:font-name-complex="Consolas" style:font-weight-complex="normal"/>
    </style:style>
    <style:style style:name="T7" style:family="text">
      <style:text-properties fo:color="#000000" style:font-name-asian="Consolas" style:font-name-complex="Consolas"/>
    </style:style>
    <style:style style:name="T8" style:family="text">
      <style:text-properties fo:color="#000000" style:font-name="Cascadia Code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T9" style:family="text">
      <style:text-properties fo:color="#000000" style:font-name="Cascadia Code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10" style:family="text">
      <style:text-properties fo:color="#7f0055"/>
    </style:style>
    <style:style style:name="T11" style:family="text">
      <style:text-properties fo:color="#7f0055" fo:font-weight="normal" style:font-name-asian="Consolas" style:font-weight-asian="normal" style:font-name-complex="Consolas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ff3333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DGRID</text:p>
      <text:p text:style-name="P22">Vision-AI Stack</text:p>
      <text:p text:style-name="P1">Programmer Guide</text:p>
      <text:p text:style-name="P1">v1.0</text:p>
      <text:p text:style-name="P1"/>
      <text:p text:style-name="P2">Author: Deepgrid Semi Pvt Ltd</text:p>
      <text:p text:style-name="P2">https://github.com/dgrid/dgrid</text:p>
      <text:p text:style-name="P2"><text:a xlink:type="simple" xlink:href="" text:style-name="Internet_20_link" text:visited-style-name="Visited_20_Internet_20_Link"/></text:p>
      <text:p text:style-name="P2"/>
      <text:h text:style-name="P41" text:outline-level="1">-INTRODUCTION</text:h>
      <text:p text:style-name="Text_20_body"/>
      <text:p text:style-name="Text_20_body">dgrid provides many pre-built acceleration functions for vision and AI applications.</text:p>
      <text:p text:style-name="Text_20_body">To support these acceleration functions, a graph-based framework is introduced. Different vision and AI functions are connected into a graph of execution nodes. </text:p>
      <text:p text:style-name="Text_20_body">Users can use this graph framework to integrate their own custom acceleration functions with dgrid vision-ai stack. <text:s/></text:p>
      <text:p text:style-name="Text_20_body"/>
      <text:p text:style-name="P29">2- GRAPH FRAMEWORK</text:p>
      <text:p text:style-name="Text_20_body"/>
      <text:p text:style-name="Text_20_body">Graph is a dgrid framework used to connect different processing nodes together. <text:s/>It is particular popular framework used by many other AI and vision frameworks such as OpenCV, TensorFLow, OpenVX, etc... </text:p>
      <text:p text:style-name="Text_20_body">Each dgrid acceleration functions are packaged as a graph node.</text:p>
      <text:p text:style-name="Text_20_body">The flow of execution is then specified by how the graph nodes are connected to form a graph.</text:p>
      <text:p text:style-name="Text_20_body">There can be multiple Graph objects representing different execution flow.</text:p>
      <text:p text:style-name="Text_20_body">dgrid graph framework is composed of the following C++ classes:</text:p>
      <text:list xml:id="list4710241000146090175" text:style-name="L1">
        <text:list-item>
          <text:p text:style-name="P48">TENSOR: Objects that encapsulate tensor data objects. They are used as...</text:p>
          <text:list>
            <text:list-item>
              <text:p text:style-name="P48">Input tensor data to a graph</text:p>
            </text:list-item>
            <text:list-item>
              <text:p text:style-name="P48">Output result tensor data from a graph.</text:p>
            </text:list-item>
            <text:list-item>
              <text:p text:style-name="P48">Intermediate tensor to transfer data between graph nodes. </text:p>
            </text:list-item>
          </text:list>
        </text:list-item>
        <text:list-item>
          <text:p text:style-name="P48">GraphNode</text:p>
          <text:list>
            <text:list-item>
              <text:p text:style-name="P48">Unit of execution in a graph. GraphNode takes input data tensor from previous graph nodes and transfer output data tensor to next graph nodes. </text:p>
            </text:list-item>
          </text:list>
        </text:list-item>
        <text:list-item>
          <text:p text:style-name="P48">Graph</text:p>
          <text:list>
            <text:list-item>
              <text:p text:style-name="P48">Objects that represent the graph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3" text:outline-level="2"><text:soft-page-break/>Graph structure</text:h>
      <text:p text:style-name="Text_20_body"/>
      <text:p text:style-name="Text_20_body">Diagram below illustrates how the main objects of a Graph are interconnected.</text:p>
      <text:p text:style-name="Text_20_body"/>
      <text:p text:style-name="Text_20_body"/>
      <text:p text:style-name="Standard"><draw:frame draw:style-name="fr1" draw:name="graphics1" text:anchor-type="paragraph" svg:width="9.726cm" svg:height="12.187cm" draw:z-index="0"><draw:image xlink:href="Pictures/20000007000026DD000032077335D8D7.svm" xlink:type="simple" xlink:show="embed" xlink:actuate="onLoad"/></draw:frame></text:p>
      <text:p text:style-name="Standard"/>
      <text:h text:style-name="P44" text:outline-level="2">TENSOR</text:h>
      <text:p text:style-name="Standard"><text:line-break/>TENSOR class encapsulates tensor data objects. </text:p>
      <text:p text:style-name="Standard"/>
      <text:p text:style-name="Standard">Data exchange between graph nodes are TENSOR objects.<text:line-break/></text:p>
      <text:h text:style-name="Heading_20_3" text:outline-level="3">Class Interface</text:h>
      <text:h text:style-name="P46" text:outline-level="4"><text:s/>TENSOR()</text:h>
      <text:p text:style-name="Text_20_body">Default constructor without initialization.</text:p>
      <text:p text:style-name="Text_20_body"/>
      <text:h text:style-name="P46" text:outline-level="4"><text:s/>TENSOR(<text:line-break/><text:tab/><text:tab/>TensorDataType _dataType,<text:line-break/><text:tab/><text:tab/>TensorFormat _fmt,<text:line-break/><text:tab/><text:tab/>TensorObjType objType,<text:line-break/><text:tab/><text:tab/>std::vector&lt;int&gt; &amp;dim,<text:line-break/><text:tab/><text:tab/>void *shm)</text:h>
      <text:p text:style-name="P4"/>
      <text:p text:style-name="Text_20_body">Constructor with initialization.</text:p>
      <text:p text:style-name="P5">Inpu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_dataType</text:p>
          </table:table-cell>
          <table:table-cell table:style-name="Table1.B1" office:value-type="string">
            <text:p text:style-name="Table_20_Contents">Data type of this tensor.</text:p>
            <text:p text:style-name="Table_20_Contents">Reference 1.2.2.1 for TensorDataType definition. </text:p>
          </table:table-cell>
        </table:table-row>
        <table:table-row>
          <table:table-cell table:style-name="Table1.A2" office:value-type="string">
            <text:p text:style-name="Table_20_Contents">_fmt</text:p>
          </table:table-cell>
          <table:table-cell table:style-name="Table1.B2" office:value-type="string">
            <text:p text:style-name="Table_20_Contents">Layout format of this tensor</text:p>
            <text:p text:style-name="Table_20_Contents">Reference 1.2.2.2 for TensorFormat definition</text:p>
          </table:table-cell>
        </table:table-row>
        <table:table-row>
          <table:table-cell table:style-name="Table1.A2" office:value-type="string">
            <text:p text:style-name="Table_20_Contents">objType</text:p>
          </table:table-cell>
          <table:table-cell table:style-name="Table1.B2" office:value-type="string">
            <text:p text:style-name="Table_20_Contents">Object type of this tensor</text:p>
            <text:p text:style-name="Table_20_Contents">Reference 1.2.2.3 for TensorObjType definition.</text:p>
          </table:table-cell>
        </table:table-row>
        <table:table-row>
          <table:table-cell table:style-name="Table1.A2" office:value-type="string">
            <text:p text:style-name="Table_20_Contents">dim</text:p>
          </table:table-cell>
          <table:table-cell table:style-name="Table1.B2" office:value-type="string">
            <text:p text:style-name="Table_20_Contents">Dimension size of this tensor.</text:p>
          </table:table-cell>
        </table:table-row>
        <table:table-row>
          <table:table-cell table:style-name="Table1.A2" office:value-type="string">
            <text:p text:style-name="Table_20_Contents">shm</text:p>
          </table:table-cell>
          <table:table-cell table:style-name="Table1.B2" office:value-type="string">
            <text:p text:style-name="Table_20_Contents">If non-zero then use this parameter as memory allocation block for this tensor. In this case, this object does not own this memory block and will not free it when done.</text:p>
            <text:p text:style-name="Table_20_Contents">If zero, then allocate new memory block for this tensor. The memory is owned by this object will be freed by this object's destructor.</text:p>
          </table:table-cell>
        </table:table-row>
      </table:table>
      <text:p text:style-name="P5"/>
      <text:p text:style-name="Text_20_body"/>
      <text:p text:style-name="Text_20_body"/>
      <text:p text:style-name="Text_20_body"/>
      <text:h text:style-name="P46" text:outline-level="4"><text:soft-page-break/><text:s/>DgridStatus Create(<text:line-break/><text:tab/><text:tab/>TensorDataType _dataType,<text:line-break/><text:tab/><text:tab/>TensorFormat _fmt,<text:line-break/><text:tab/><text:tab/>TensorObjType _objType,<text:line-break/><text:tab/><text:tab/>std::vector&lt;int&gt; &amp;dim,<text:line-break/><text:tab/><text:tab/>DGRID_SHARED_MEM _shm=0)</text:h>
      <text:p text:style-name="Text_20_body"/>
      <text:p text:style-name="Text_20_body">Call to initialize this object when default constructor was used.</text:p>
      <text:p text:style-name="Text_20_body">Parameters are like 1.2.1.2</text:p>
      <text:p text:style-name="P5">Output:</text:p>
      <text:list xml:id="list6749561713525874986" text:style-name="L2">
        <text:list-item>
          <text:p text:style-name="P49">DgridStatusOk if sucessful</text:p>
        </text:list-item>
      </text:list>
      <text:list xml:id="list6779465407412005811" text:style-name="L2">
        <text:list-item>
          <text:p text:style-name="P49">DgridStatusFail otherwise.</text:p>
        </text:list-item>
      </text:list>
      <text:p text:style-name="Text_20_body"/>
      <text:h text:style-name="P46" text:outline-level="4"><text:s/>DgridStatus Clone(TENSOR *other)</text:h>
      <text:p text:style-name="Standard">To initialize this object to have the same parameters as another tensor.</text:p>
      <text:p text:style-name="Standard">New memory block is also allocated and initialized to have the same contents as the other tensor.</text:p>
      <text:p text:style-name="Standard"/>
      <text:p text:style-name="P25">Input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other</text:p>
          </table:table-cell>
          <table:table-cell table:style-name="Table3.B1" office:value-type="string">
            <text:p text:style-name="Table_20_Contents">Reinitialize this tensor with contents of <text:s/>'other' tensor.</text:p>
          </table:table-cell>
        </table:table-row>
      </table:table>
      <text:p text:style-name="P25"/>
      <text:p text:style-name="P5">Output:</text:p>
      <text:list xml:id="list43660259" text:continue-list="list6749561713525874986" text:style-name="L2">
        <text:list-item>
          <text:p text:style-name="P49">DgridStatusOk if successful</text:p>
        </text:list-item>
        <text:list-item>
          <text:p text:style-name="P49">DgridStatusFail otherwise.</text:p>
        </text:list-item>
      </text:list>
      <text:p text:style-name="P23"/>
      <text:h text:style-name="P46" text:outline-level="4"><text:s/>DgridStatus Alias(TENSOR *other)</text:h>
      <text:p text:style-name="Standard">Initialize this object to be a reference to another TENSOR object.</text:p>
      <text:p text:style-name="Standard"/>
      <text:p text:style-name="P25">Input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other</text:p>
          </table:table-cell>
          <table:table-cell table:style-name="Table4.B1" office:value-type="string">
            <text:p text:style-name="Table_20_Contents">This object is just a reference to the 'other' tensor.</text:p>
            <text:p text:style-name="Table_20_Contents">This tensor does not own its data contents since it is just referencing other tensor's data contents.</text:p>
          </table:table-cell>
        </table:table-row>
      </table:table>
      <text:p text:style-name="Standard"/>
      <text:p text:style-name="P5">Output:</text:p>
      <text:list xml:id="list43634632" text:continue-numbering="true" text:style-name="L2">
        <text:list-item>
          <text:p text:style-name="P49">DgridStatusOk if successful</text:p>
        </text:list-item>
        <text:list-item>
          <text:p text:style-name="P49">DgridStatusFail otherwise.</text:p>
        </text:list-item>
      </text:list>
      <text:p text:style-name="P5"/>
      <text:h text:style-name="P46" text:outline-level="4"><text:soft-page-break/><text:s/>DgridStatus Alias(void *_shm)</text:h>
      <text:p text:style-name="Standard">Data content for this tensor is a reference to a given allocated memory block.</text:p>
      <text:p text:style-name="Standard">This tensor does not own the memory block and will not free it upon completion.</text:p>
      <text:p text:style-name="Standard"/>
      <text:p text:style-name="P25">Input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_shm</text:p>
          </table:table-cell>
          <table:table-cell table:style-name="Table5.B1" office:value-type="string">
            <text:p text:style-name="Table_20_Contents">This tensors data content is referencing '_shm' memory block. </text:p>
          </table:table-cell>
        </table:table-row>
      </table:table>
      <text:p text:style-name="Standard"/>
      <text:p text:style-name="P5">Output:</text:p>
      <text:list xml:id="list43656255" text:continue-numbering="true" text:style-name="L2">
        <text:list-item>
          <text:p text:style-name="P49">DgridStatusOk if successful</text:p>
        </text:list-item>
        <text:list-item>
          <text:p text:style-name="P49">DgridStatusFail otherwise.</text:p>
        </text:list-item>
      </text:list>
      <text:p text:style-name="Text_20_body"/>
      <text:h text:style-name="P46" text:outline-level="4"><text:s/>DgridStatus CreateWithBitmap(<text:line-break/><text:tab/><text:tab/><text:tab/>const char *bmpFile,<text:line-break/><text:tab/><text:tab/><text:tab/>TensorFormat fmt=TensorFormatSplit)</text:h>
      <text:p text:style-name="P12">Initialize this tensor with the dimensions of a bitmap.</text:p>
      <text:p text:style-name="P12">Load the bitmap content into this tensor.</text:p>
      <text:p text:style-name="P12"/>
      <text:p text:style-name="P13">In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">bmpFile</text:p>
          </table:table-cell>
          <table:table-cell table:style-name="Table6.B1" office:value-type="string">
            <text:p text:style-name="P33">File name of the bitmap to initialize this tensor with.</text:p>
            <text:p text:style-name="P33">Bitmap file must be 24-bit BMP format.</text:p>
          </table:table-cell>
        </table:table-row>
        <table:table-row>
          <table:table-cell table:style-name="Table6.A2" office:value-type="string">
            <text:p text:style-name="P33">Fmt</text:p>
          </table:table-cell>
          <table:table-cell table:style-name="Table6.B2" office:value-type="string">
            <text:p text:style-name="P33">Layout format of this tensor.</text:p>
            <text:p text:style-name="P33">Reference 1.2.2.2 for TensorFormat definition.</text:p>
          </table:table-cell>
        </table:table-row>
      </table:table>
      <text:p text:style-name="P12"/>
      <text:p text:style-name="P5">Output:</text:p>
      <text:list xml:id="list43658273" text:continue-numbering="true" text:style-name="L2">
        <text:list-item>
          <text:p text:style-name="P49">DgridStatusOk if successful</text:p>
        </text:list-item>
        <text:list-item>
          <text:p text:style-name="P49">DgridStatusFail otherwise.</text:p>
        </text:list-item>
      </text:list>
      <text:p text:style-name="Text_20_body"/>
      <text:h text:style-name="P46" text:outline-level="4"><text:s/>TensorDataType GetDataType()</text:h>
      <text:p text:style-name="Standard">Return data type of this tensor.</text:p>
      <text:p text:style-name="Standard">Reference 1.2.2.1 for TensorDataType definition.</text:p>
      <text:p text:style-name="Standard"/>
      <text:h text:style-name="P46" text:outline-level="4"><text:s/>TensorFormat GetFormat()</text:h>
      <text:p text:style-name="Standard">Return data layout format of this tensor.</text:p>
      <text:p text:style-name="Standard">Reference 1.2.2.2 for TensorFormat definition.</text:p>
      <text:p text:style-name="Standard"/>
      <text:h text:style-name="P46" text:outline-level="4"><text:s/>TensorObjType GetObjType()</text:h>
      <text:p text:style-name="Standard">Return object type of this tensor.</text:p>
      <text:p text:style-name="Standard">Reference 1.2.2.3 for TensorObjType definition.</text:p>
      <text:p text:style-name="Standard"><text:soft-page-break/></text:p>
      <text:h text:style-name="P46" text:outline-level="4"><text:s/>std::vector&lt;int&gt; *GetDimension()</text:h>
      <text:p text:style-name="Standard">Return dimension list of this tensor.</text:p>
      <text:p text:style-name="Standard">The list starts with size of outer-most dimension and ends with size inner-most dimension.</text:p>
      <text:p text:style-name="Standard"/>
      <text:h text:style-name="P46" text:outline-level="4"><text:span text:style-name="T10"><text:s/>int</text:span><text:span text:style-name="T1"> GetDimension(</text:span><text:span text:style-name="T10">int</text:span><text:span text:style-name="T1"> _idx)</text:span></text:h>
      <text:p text:style-name="Standard">Return size of a dimension of this tensor.</text:p>
      <text:p text:style-name="Standard"/>
      <text:p text:style-name="P26">Input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_idx</text:p>
          </table:table-cell>
          <table:table-cell table:style-name="Table7.B1" office:value-type="string">
            <text:p text:style-name="Table_20_Contents">Dimension index to return its size.</text:p>
            <text:p text:style-name="Table_20_Contents">_idx ranges from 0 to (num_dimension-1) with 0 means outer-most dimension and (num_dimension-1) means inner-most dimension.</text:p>
          </table:table-cell>
        </table:table-row>
      </table:table>
      <text:p text:style-name="P14"/>
      <text:p text:style-name="P5">Output:</text:p>
      <text:list xml:id="list43633563" text:continue-numbering="true" text:style-name="L2">
        <text:list-item>
          <text:p text:style-name="P49">DgridStatusOk if successful</text:p>
        </text:list-item>
        <text:list-item>
          <text:p text:style-name="P49">DgridStatusFail otherwise.</text:p>
        </text:list-item>
      </text:list>
      <text:p text:style-name="P14"/>
      <text:h text:style-name="P46" text:outline-level="4"><text:s/>void *GetBuf()</text:h>
      <text:p text:style-name="Standard">Return data buffer address of this tensor.</text:p>
      <text:p text:style-name="Standard"/>
      <text:h text:style-name="P46" text:outline-level="4"><text:s/>int GetBufLen()</text:h>
      <text:p text:style-name="Text_20_body">Return total length of data buffer of this tensor.</text:p>
      <text:p text:style-name="P13"/>
      <text:h text:style-name="P46" text:outline-level="4"><text:s/>static size_t GetTensorSize(std::vector&lt;int&gt;&amp; shape)</text:h>
      <text:p text:style-name="Text_20_body">This is a utility function that returns the buffer size for a tensor with a particular dimension.</text:p>
      <text:p text:style-name="Text_20_body">Size return is number of elements for the tensor.</text:p>
      <text:p text:style-name="P30"/>
      <text:h text:style-name="Heading_20_3" text:outline-level="3"><text:s/>Data Types</text:h>
      <text:h text:style-name="P46" text:outline-level="4"><text:s/>TensorDataType Enumeration</text:h>
      <text:p text:style-name="Text_20_body">This class supports the following data type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Standard">TensorDataTypeInt8</text:p>
          </table:table-cell>
          <table:table-cell table:style-name="Table8.B1" office:value-type="string">
            <text:p text:style-name="Table_20_Contents">Signed 8-bit integer.</text:p>
          </table:table-cell>
        </table:table-row>
        <table:table-row>
          <table:table-cell table:style-name="Table8.A2" office:value-type="string">
            <text:p text:style-name="Standard">TensorDataTypeUint8</text:p>
          </table:table-cell>
          <table:table-cell table:style-name="Table8.B2" office:value-type="string">
            <text:p text:style-name="Table_20_Contents">Unsigned 8-bit integer.</text:p>
          </table:table-cell>
        </table:table-row>
        <table:table-row>
          <table:table-cell table:style-name="Table8.A2" office:value-type="string">
            <text:p text:style-name="Standard">TensorDataTypeInt16</text:p>
          </table:table-cell>
          <table:table-cell table:style-name="Table8.B2" office:value-type="string">
            <text:p text:style-name="Table_20_Contents">Signed 16-bit integer.</text:p>
          </table:table-cell>
        </table:table-row>
        <table:table-row>
          <table:table-cell table:style-name="Table8.A2" office:value-type="string">
            <text:p text:style-name="Standard">TensorDataTypeUint16</text:p>
          </table:table-cell>
          <table:table-cell table:style-name="Table8.B2" office:value-type="string">
            <text:p text:style-name="Table_20_Contents">Unsigned 16-bit integer.</text:p>
          </table:table-cell>
        </table:table-row>
      </table:table>
      <text:p text:style-name="Standard"/>
      <text:h text:style-name="P46" text:outline-level="4"><text:s/>TensorFormat Enumeration</text:h>
      <text:p text:style-name="Text_20_body">This enumeration supports for the following data layout format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7">TensorFormatInterleaved</text:p>
          </table:table-cell>
          <table:table-cell table:style-name="Table9.B1" office:value-type="string">
            <text:p text:style-name="Table_20_Contents">For example with a tensor 3x2</text:p>
            <text:p text:style-name="Table_20_Contents">In this layout format, tensor elements layout in data buffer is as followed.</text:p>
            <text:p text:style-name="Table_20_Contents"/>
            <text:p text:style-name="Table_20_Contents">[0][0]</text:p>
            <text:p text:style-name="Table_20_Contents">[1][0]</text:p>
            <text:p text:style-name="Table_20_Contents">[2][0]</text:p>
            <text:p text:style-name="Table_20_Contents">[0][1]</text:p>
            <text:p text:style-name="Table_20_Contents">[1][1]</text:p>
            <text:p text:style-name="Table_20_Contents">[2][1]</text:p>
            <text:p text:style-name="Table_20_Contents"/>
          </table:table-cell>
        </table:table-row>
        <table:table-row>
          <table:table-cell table:style-name="Table9.A2" office:value-type="string">
            <text:p text:style-name="P16">TensorFormatSplit</text:p>
          </table:table-cell>
          <table:table-cell table:style-name="Table9.B2" office:value-type="string">
            <text:p text:style-name="Table_20_Contents">For example with a tensor 3x2</text:p>
            <text:p text:style-name="Table_20_Contents">In this layout format, tensor elements layout in data buffer is as followed.</text:p>
            <text:p text:style-name="Table_20_Contents"/>
            <text:p text:style-name="Table_20_Contents">[0][0]</text:p>
            <text:p text:style-name="Table_20_Contents">[0][1]</text:p>
            <text:p text:style-name="Table_20_Contents">[1][0]</text:p>
            <text:p text:style-name="Table_20_Contents">[1][1]</text:p>
            <text:p text:style-name="Table_20_Contents">[2][0]</text:p>
            <text:p text:style-name="Table_20_Contents">[2][1]</text:p>
            <text:p text:style-name="Table_20_Contents"/>
          </table:table-cell>
        </table:table-row>
      </table:table>
      <text:p text:style-name="Standard"/>
      <text:p text:style-name="P32"/>
      <text:h text:style-name="P46" text:outline-level="4"><text:s/>TensorObjType Enumeration</text:h>
      <text:p text:style-name="Text_20_body">This enumeration supports the following tensor object typ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Standard">TensorObjTypeRGB</text:p>
          </table:table-cell>
          <table:table-cell table:style-name="Table10.B1" office:value-type="string">
            <text:p text:style-name="Standard">Object type is an image with pixel color in RGB order</text:p>
          </table:table-cell>
        </table:table-row>
        <table:table-row>
          <table:table-cell table:style-name="Table10.A2" office:value-type="string">
            <text:p text:style-name="Standard">TensorObjTypeBGR</text:p>
          </table:table-cell>
          <table:table-cell table:style-name="Table10.B2" office:value-type="string">
            <text:p text:style-name="Standard">Image with pixel color in BGR order</text:p>
          </table:table-cell>
        </table:table-row>
        <table:table-row>
          <table:table-cell table:style-name="Table10.A2" office:value-type="string">
            <text:p text:style-name="Standard">TensorObjTypeYUYV</text:p>
          </table:table-cell>
          <table:table-cell table:style-name="Table10.B2" office:value-type="string">
            <text:p text:style-name="Standard">Image in YUYV color space.</text:p>
          </table:table-cell>
        </table:table-row>
        <table:table-row>
          <table:table-cell table:style-name="Table10.A2" office:value-type="string">
            <text:p text:style-name="Standard">TensorObjTypeMonochrome</text:p>
          </table:table-cell>
          <table:table-cell table:style-name="Table10.B2" office:value-type="string">
            <text:p text:style-name="Table_20_Contents">Monochrome image but in RGB format with R,G,B having same values</text:p>
          </table:table-cell>
        </table:table-row>
        <table:table-row>
          <table:table-cell table:style-name="Table10.A2" office:value-type="string">
            <text:p text:style-name="Standard">TensorObjTypeMonochromeSingleChannel</text:p>
          </table:table-cell>
          <table:table-cell table:style-name="Table10.B2" office:value-type="string">
            <text:p text:style-name="Table_20_Contents">Monochrome image but only with 1 byte per pixel representing the intensity</text:p>
          </table:table-cell>
        </table:table-row>
        <table:table-row>
          <table:table-cell table:style-name="Table10.A2" office:value-type="string">
            <text:p text:style-name="Standard">TensorObjTypeUnknown</text:p>
          </table:table-cell>
          <table:table-cell table:style-name="Table10.B2" office:value-type="string">
            <text:p text:style-name="Table_20_Contents">Unknown data object type</text:p>
          </table:table-cell>
        </table:table-row>
      </table:table>
      <text:p text:style-name="Text_20_body"/>
      <text:p text:style-name="P17"/>
      <text:p text:style-name="Text_20_body"/>
      <text:h text:style-name="P44" text:outline-level="2">GraphNode Class</text:h>
      <text:p text:style-name="Standard">This is a class template with virtual functions to be implemented by a derived class.</text:p>
      <text:p text:style-name="Standard">Objects with GraphNode as base class are the execution units of a graph.</text:p>
      <text:p text:style-name="P23"/>
      <text:p text:style-name="Standard">dgrid acceleration functions implemented by corresponding tensor programs and pcore programs are encapsulated within a derived class of GraphNode. </text:p>
      <text:p text:style-name="Standard"/>
      <text:h text:style-name="P37" text:outline-level="3">Class Interface</text:h>
      <text:h text:style-name="P47" text:outline-level="4"><text:s/>GraphNode()</text:h>
      <text:p text:style-name="Text_20_body">Default constructor</text:p>
      <text:p text:style-name="P23"/>
      <text:h text:style-name="P46" text:outline-level="4"><text:s/>DgridStatus Verify()</text:h>
      <text:p text:style-name="P12">This is a virtual function to be implemented by a derived class.</text:p>
      <text:p text:style-name="P12">The derived class verifies the integrity of this graph node and performs any necessary initialization required before the start of execution.</text:p>
      <text:p text:style-name="P12"/>
      <text:p text:style-name="P5">Output:</text:p>
      <text:list xml:id="list43660027" text:continue-numbering="true" text:style-name="L2">
        <text:list-item>
          <text:p text:style-name="P49">DgridStatusOk if successful</text:p>
        </text:list-item>
        <text:list-item>
          <text:p text:style-name="P49">DgridStatusFail otherwise.</text:p>
        </text:list-item>
      </text:list>
      <text:p text:style-name="P12"/>
      <text:h text:style-name="P46" text:outline-level="4"><text:s/>DgridStatus Execute(int queue,bool stepMode)</text:h>
      <text:p text:style-name="P12">This is a virtual function to be implemented by a derived class.</text:p>
      <text:p text:style-name="P12">The derived class perform the execution associated with this node.</text:p>
      <text:p text:style-name="P12"/>
      <text:p text:style-name="P13">Input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3">queue</text:p>
          </table:table-cell>
          <table:table-cell table:style-name="Table11.B1" office:value-type="string">
            <text:p text:style-name="P33">There may be multiple graphs running simultaneously. </text:p>
            <text:p text:style-name="P33">Each graph has a unique queue id.</text:p>
            <text:p text:style-name="P33">Graph node will use this queue id to generate a unique job-id which will then be passed to dgrid for task completion notification.</text:p>
          </table:table-cell>
        </table:table-row>
        <table:table-row>
          <table:table-cell table:style-name="Table11.A2" office:value-type="string">
            <text:p text:style-name="P33">stepMode</text:p>
          </table:table-cell>
          <table:table-cell table:style-name="Table11.B2" office:value-type="string">
            <text:p text:style-name="P33">If false, then execute this node till completion.</text:p>
            <text:p text:style-name="P33">If true, then partially execute this node. This function will be invoked again for the node to continue with the execution.</text:p>
            <text:p text:style-name="P33">This is useful when a graph node may take a long execution time, and step mode allows execution of a slow graph to be pre-empted by other more critical graph. <text:s/></text:p>
          </table:table-cell>
        </table:table-row>
      </table:table>
      <text:p text:style-name="P13"/>
      <text:p text:style-name="P5">Output:</text:p>
      <text:list xml:id="list43657705" text:continue-numbering="true" text:style-name="L2">
        <text:list-item>
          <text:p text:style-name="P49">DgridStatusOk if processing is completed successfully.</text:p>
        </text:list-item>
        <text:list-item>
          <text:p text:style-name="P49">DgridStatusPending if processing is successful but not fully completed. More processing is still <text:soft-page-break/>required. </text:p>
        </text:list-item>
        <text:list-item>
          <text:p text:style-name="P49">DgridStatusFail if errors are encountered.</text:p>
        </text:list-item>
      </text:list>
      <text:p text:style-name="P12"/>
      <text:h text:style-name="P46" text:outline-level="4"><text:s/>uint32_t GetJobId(int queue)</text:h>
      <text:p text:style-name="Text_20_body">Generate a unique job id for a tensor program execution.</text:p>
      <text:p text:style-name="Text_20_body">Refer to [1] on how tensor program would use this job-id.</text:p>
      <text:p text:style-name="Text_20_body">Example in [1] shows that tensor program is waiting for the completion of the task by waiting for the notification message from dgrid about the completion of job-id. However, when tensor program is called from within a graph framework, tensor program must not wait for the completion message since this is done by graph framework instead.</text:p>
      <text:p text:style-name="Text_20_body"/>
      <text:p text:style-name="P6">Input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queue</text:p>
          </table:table-cell>
          <table:table-cell table:style-name="Table12.B1" office:value-type="string">
            <text:p text:style-name="Table_20_Contents">The same as queue id passed from Execute function (1.3.1.3)</text:p>
            <text:p text:style-name="Table_20_Contents">Each graph has a unique queue id.</text:p>
          </table:table-cell>
        </table:table-row>
      </table:table>
      <text:p text:style-name="P6"/>
      <text:p text:style-name="P5">Output:</text:p>
      <text:p text:style-name="Text_20_body">Unique job id for a tensor processing task.</text:p>
      <text:p text:style-name="P3"/>
      <text:p text:style-name="P3"/>
      <text:h text:style-name="P40" text:outline-level="3">Example of implementing a graph node.</text:h>
      <text:p text:style-name="Text_20_body">Below is an example that shows how a new graph node is implemented.</text:p>
      <text:p text:style-name="Text_20_body">GraphNode primary function is to provide wrapper functions for a tensor program so that tensor program can be invoked as part of a graph execution.</text:p>
      <text:p text:style-name="Text_20_body"/>
      <text:p text:style-name="P8">// Declare a new graph node. It is derived from GraphNode</text:p>
      <text:p text:style-name="P7">class MyGraphNode : public GraphNode {</text:p>
      <text:p text:style-name="P7"><text:s text:c="3"/>MyGraphNode();</text:p>
      <text:p text:style-name="P7"><text:s text:c="3"/>~MyGraphNode();</text:p>
      <text:p text:style-name="P7"><text:s text:c="3"/>DgridStatus Create(TENSOR *in,TENSOR *out);</text:p>
      <text:p text:style-name="P7"><text:s text:c="3"/>DgridStatus Prepare() {}</text:p>
      <text:p text:style-name="P7"><text:s text:c="3"/>DgridStatus Verify() {}</text:p>
      <text:p text:style-name="P7"><text:s text:c="3"/>DgridStatus Execute(<text:span text:style-name="T12">int queue,bool stepMode</text:span>);</text:p>
      <text:p text:style-name="P7">private:</text:p>
      <text:p text:style-name="P7"><text:s text:c="3"/>TENSOR *m_in;</text:p>
      <text:p text:style-name="P7"><text:s text:c="3"/>TENSOR *m_out;</text:p>
      <text:p text:style-name="P7">}</text:p>
      <text:p text:style-name="P7"/>
      <text:p text:style-name="P7"><text:span text:style-name="T13">// Initialize this node.</text:span> </text:p>
      <text:p text:style-name="P7">DgridStatus MyGraphNode ::Create(TENSOR *in,TENSOR *out) {</text:p>
      <text:p text:style-name="P7"><text:s text:c="3"/>// In this example, output tensor has same format as input tensor</text:p>
      <text:p text:style-name="P7"><text:s text:c="3"/>m_in=in;</text:p>
      <text:p text:style-name="P7"><text:s text:c="3"/>m_out=out;</text:p>
      <text:p text:style-name="P7"><text:s text:c="3"/>m_out-&gt;Clone(m_in);</text:p>
      <text:p text:style-name="P7"><text:s text:c="3"/>return DgridStatusOk;</text:p>
      <text:p text:style-name="P7">}</text:p>
      <text:p text:style-name="P8">// Verify this node.</text:p>
      <text:p text:style-name="P7">DgridStatus MyGraphNode ::Verify() {</text:p>
      <text:p text:style-name="P7"><text:s text:c="3"/>return DgridStatusOk;</text:p>
      <text:p text:style-name="P7">}</text:p>
      <text:p text:style-name="P8">// Prepare for new execution run.</text:p>
      <text:p text:style-name="P7">DgridStatus MyGraphNode ::Prepare() {</text:p>
      <text:p text:style-name="P7"><text:s text:c="3"/>return DgridStatusOk;</text:p>
      <text:p text:style-name="P7">}</text:p>
      <text:p text:style-name="P7"/>
      <text:p text:style-name="P8"><text:soft-page-break/>// Execute this node</text:p>
      <text:p text:style-name="P7">DgridStatus MyGraphNode ::Execute(int queue,stepMode) {</text:p>
      <text:p text:style-name="P8"><text:s text:c="3"/>// Get a job id and run the tensor program</text:p>
      <text:p text:style-name="P7"><text:s text:c="3"/>my_tensor_program(GetJobId(queue), </text:p>
      <text:p text:style-name="P7"><text:s text:c="20"/>(uint8_t *)m_in-&gt;GetBuf(), </text:p>
      <text:p text:style-name="P7"><text:s text:c="20"/>(uint8_t *)m_out-&gt;GetBuf(),</text:p>
      <text:p text:style-name="P7"><text:s text:c="20"/>m_in-&gt;GetBufLen());</text:p>
      <text:p text:style-name="P7"><text:s text:c="3"/>return DgridStatusOk;</text:p>
      <text:p text:style-name="P7">}</text:p>
      <text:h text:style-name="P44" text:outline-level="2">Graph</text:h>
      <text:p text:style-name="Standard">Object of this class implements a flow of execution of multiple steps with each step are performed by a graph node.</text:p>
      <text:p text:style-name="Standard">Graph object owns all the graph nodes and coordinates the execution of these nodes.</text:p>
      <text:p text:style-name="Standard">There can be multiple instances of Graph objects with each instance performing a separate task.</text:p>
      <text:p text:style-name="P24"/>
      <text:h text:style-name="P37" text:outline-level="3">Class Interface</text:h>
      <text:h text:style-name="P46" text:outline-level="4"><text:s/>Graph()</text:h>
      <text:p text:style-name="Standard">Default constructor of this class</text:p>
      <text:p text:style-name="Standard"/>
      <text:h text:style-name="P46" text:outline-level="4"><text:s/>DgridStatus Clear()</text:h>
      <text:p text:style-name="Standard">Reset the graph by clearing all the nodes.</text:p>
      <text:p text:style-name="Standard"/>
      <text:p text:style-name="P5">Output:</text:p>
      <text:list xml:id="list43647672" text:continue-numbering="true" text:style-name="L2">
        <text:list-item>
          <text:p text:style-name="P49">DgridStatusOk if successful</text:p>
        </text:list-item>
        <text:list-item>
          <text:p text:style-name="P49">DgridStatusFail otherwise.</text:p>
        </text:list-item>
      </text:list>
      <text:h text:style-name="P46" text:outline-level="4"><text:s/>DgridStatus Add(GraphNode *node)</text:h>
      <text:p text:style-name="Standard">Add a graph node to the end of the graph.</text:p>
      <text:p text:style-name="Standard"/>
      <text:p text:style-name="P5">Output:</text:p>
      <text:list xml:id="list43659650" text:continue-numbering="true" text:style-name="L2">
        <text:list-item>
          <text:p text:style-name="P49">DgridStatusOk if successful</text:p>
        </text:list-item>
        <text:list-item>
          <text:p text:style-name="P49">DgridStatusFail otherwise.</text:p>
        </text:list-item>
      </text:list>
      <text:h text:style-name="P46" text:outline-level="4"><text:s/>DgridStatus Verify()</text:h>
      <text:p text:style-name="Standard">Verify the integrity of the graph.</text:p>
      <text:p text:style-name="Standard">Graph will then call Verify function of each node in the graph.</text:p>
      <text:p text:style-name="Standard"/>
      <text:p text:style-name="P5">Output:</text:p>
      <text:list xml:id="list43639734" text:continue-numbering="true" text:style-name="L2">
        <text:list-item>
          <text:p text:style-name="P49">DgridStatusOk if successful</text:p>
        </text:list-item>
        <text:list-item>
          <text:p text:style-name="P49">DgridStatusFail otherwise.</text:p>
        </text:list-item>
      </text:list>
      <text:p text:style-name="Standard"/>
      <text:h text:style-name="P46" text:outline-level="4"><text:s/>DgridStatus Prepare()</text:h>
      <text:p text:style-name="Standard">This function marks the beginning of a new graph execution. Previous execution results are discarded.</text:p>
      <text:p text:style-name="P13"/>
      <text:p text:style-name="P5">Output:</text:p>
      <text:list xml:id="list43651797" text:continue-numbering="true" text:style-name="L2">
        <text:list-item>
          <text:p text:style-name="P49"><text:soft-page-break/>DgridStatusOk if successful</text:p>
        </text:list-item>
        <text:list-item>
          <text:p text:style-name="P49">DgridStatusFail otherwise.</text:p>
        </text:list-item>
      </text:list>
      <text:h text:style-name="P46" text:outline-level="4"><text:s/>DgridStatus RunSingleStep()</text:h>
      <text:p text:style-name="Text_20_body">Execute this graph in step mode. </text:p>
      <text:p text:style-name="Text_20_body">In this mode, this function may have to be called multiple times to reach execution completion.</text:p>
      <text:p text:style-name="Text_20_body">This mode is useful when we want to run multiple graphs at the same time, and we don't want a slow graph to block the execution of other graphs that are more time critical.</text:p>
      <text:p text:style-name="P13"/>
      <text:p text:style-name="P5">Output:</text:p>
      <text:list xml:id="list43642870" text:continue-numbering="true" text:style-name="L2">
        <text:list-item>
          <text:p text:style-name="P49">DgridStatusOk if graph processing is completed successfully.</text:p>
        </text:list-item>
        <text:list-item>
          <text:p text:style-name="P49">DgridStatusPending if graph processing is successful but not fully completed. More processing is still required by calling RunSingleStep() function again.</text:p>
        </text:list-item>
        <text:list-item>
          <text:p text:style-name="P49">DgridStatusFail otherwise.</text:p>
        </text:list-item>
      </text:list>
      <text:h text:style-name="P46" text:outline-level="4"><text:s/>DgridStatus RunUntilCompletion()</text:h>
      <text:p text:style-name="Standard">To execute the graph until completion.</text:p>
      <text:p text:style-name="P18"/>
      <text:p text:style-name="P5">Output:</text:p>
      <text:list xml:id="list43656712" text:continue-numbering="true" text:style-name="L2">
        <text:list-item>
          <text:p text:style-name="P49">DgridStatusOk if successful</text:p>
        </text:list-item>
        <text:list-item>
          <text:p text:style-name="P49">DgridStatusFail otherwise.</text:p>
        </text:list-item>
      </text:list>
      <text:h text:style-name="P46" text:outline-level="4"><text:s/>bool IsRunning()</text:h>
      <text:p text:style-name="Standard">Return true if graph is currently busy, false if graph is idle and ready to accept a new execution run.</text:p>
      <text:p text:style-name="P3"/>
      <text:p text:style-name="P31"/>
      <text:h text:style-name="Heading_20_3" text:outline-level="3">Example running a single graph </text:h>
      <text:p text:style-name="Text_20_body">Example below shows how a single graph is created and executed.</text:p>
      <text:p text:style-name="Text_20_body"/>
      <text:p text:style-name="P8">// Declare graph,node and tensor objects</text:p>
      <text:p text:style-name="P7">Graph graph;</text:p>
      <text:p text:style-name="P7">Task1GraphNode node1;</text:p>
      <text:p text:style-name="P7">Task2GraphNode node2;</text:p>
      <text:p text:style-name="P7">TENSOR tensor_input,tensor_output,tensor_temp;</text:p>
      <text:p text:style-name="P7"/>
      <text:p text:style-name="P8">// Initialize tensor_input dimension and content from a bitmap image</text:p>
      <text:p text:style-name="P7">tensor_input.CreateWithBitmap(“bitmap.bmp”);</text:p>
      <text:p text:style-name="P7"/>
      <text:p text:style-name="P8">// Initialize and attach graph nodes to the graph</text:p>
      <text:p text:style-name="P8">// node1 executes first, then node1 passes its output to node2 via tensor_temp, </text:p>
      <text:p text:style-name="P8">// then node2 is the final stage of the graph.</text:p>
      <text:p text:style-name="P8">// input to the graph is the tensor_input.</text:p>
      <text:p text:style-name="P8">// output of the graph is the tensor_output.</text:p>
      <text:p text:style-name="P7">node1.Create(&amp;tensor_input,&amp;tensor_temp);</text:p>
      <text:p text:style-name="P7">node2.Create(&amp;tensor_temp,&amp;tensor_output);</text:p>
      <text:p text:style-name="P7">graph.Add(&amp;node1);</text:p>
      <text:p text:style-name="P7">graph.Add(&amp;node2);</text:p>
      <text:p text:style-name="P7"/>
      <text:p text:style-name="P8">// Verify the graph</text:p>
      <text:p text:style-name="P7">graph.Verify();</text:p>
      <text:p text:style-name="P8"/>
      <text:p text:style-name="P8">// Prepare for execution</text:p>
      <text:p text:style-name="P7">graph.Prepare();</text:p>
      <text:p text:style-name="P8"/>
      <text:p text:style-name="P8">// Execute the graph till completion</text:p>
      <text:p text:style-name="P7">graph.RunUntilCompletion();</text:p>
      <text:p text:style-name="Text_20_body"/>
      <text:p text:style-name="P8">// Done. Result is now in tensor_output</text:p>
      <text:p text:style-name="P8"/>
      <text:h text:style-name="P40" text:outline-level="3">Example running multiple graphs</text:h>
      <text:p text:style-name="Text_20_body">Example below shows how to create and execute multiple graphs simultaneously</text:p>
      <text:p text:style-name="Text_20_body">This is like previous example except that there are 2 instances of the graph.</text:p>
      <text:p text:style-name="Text_20_body"/>
      <text:p text:style-name="P8">// Declare graph,node and tensor objects</text:p>
      <text:p text:style-name="P7">Graph graph[2];</text:p>
      <text:p text:style-name="P7">Task1GraphNode node1;</text:p>
      <text:p text:style-name="P7">Task2GraphNode node2;</text:p>
      <text:p text:style-name="P7">Task3GraphNode node3;</text:p>
      <text:p text:style-name="P7">Task4GraphNode node4;</text:p>
      <text:p text:style-name="P7">TENSOR tensor_input[2],tensor_output[2],tensor_temp[2];</text:p>
      <text:p text:style-name="P7"/>
      <text:p text:style-name="P8">// Initialize tensor_input dimension and content from a bitmap image</text:p>
      <text:p text:style-name="P7">tensor_input[0].CreateWithBitmap(“bitmap1.bmp”);</text:p>
      <text:p text:style-name="P7">tensor_input[1].CreateWithBitmap(“bitmap2.bmp”);</text:p>
      <text:p text:style-name="P7"/>
      <text:p text:style-name="P8">// Create first graph</text:p>
      <text:p text:style-name="P7">node1.Create(&amp;tensor_input[0],&amp;tensor_temp[0]);</text:p>
      <text:p text:style-name="P7">node2.Create(&amp;tensor_temp[0],&amp;tensor_output[0]);</text:p>
      <text:p text:style-name="P7">graph[0].Add(&amp;node1);</text:p>
      <text:p text:style-name="P7">graph[0].Add(&amp;node2);</text:p>
      <text:p text:style-name="P7">graph[0].Verify();</text:p>
      <text:p text:style-name="P7">graph[0].Prepare();</text:p>
      <text:p text:style-name="P7"/>
      <text:p text:style-name="P8">// Create second graph</text:p>
      <text:p text:style-name="P7">node3.Create(&amp;tensor_input[1],&amp;tensor_temp[1]);</text:p>
      <text:p text:style-name="P7">node4.Create(&amp;tensor_temp[1],&amp;tensor_output[1]);</text:p>
      <text:p text:style-name="P7">graph[1].Add(&amp;node3);</text:p>
      <text:p text:style-name="P7">graph[1].Add(&amp;node4);</text:p>
      <text:p text:style-name="P7">graph[1].Verify();</text:p>
      <text:p text:style-name="P7">graph[1].Prepare();</text:p>
      <text:p text:style-name="P7"/>
      <text:p text:style-name="P8"/>
      <text:p text:style-name="P8"/>
      <text:p text:style-name="P8"><text:soft-page-break/></text:p>
      <text:p text:style-name="P8">// We can run each graph to completion consecutively.</text:p>
      <text:p text:style-name="P8">// But in this example, we interleave the execution of both graphs by running</text:p>
      <text:p text:style-name="P8">// them in step mode.</text:p>
      <text:p text:style-name="P8">// Since graphs are executed in steps, we have control on how to schedule the</text:p>
      <text:p text:style-name="P8">// execution of these graphs or even interleaving graph execution with other </text:p>
      <text:p text:style-name="P8">// tasks that are not related to graph.</text:p>
      <text:p text:style-name="P7">while(graph[0].IsRunning() || graph[1].IsRunning()) {</text:p>
      <text:p text:style-name="P7"><text:s text:c="3"/>if(graph[0].IsRunning())</text:p>
      <text:p text:style-name="P7"><text:s text:c="6"/>graph[0].RunSingleStep();</text:p>
      <text:p text:style-name="P7"><text:s text:c="3"/>if(graph[1].IsRunning())</text:p>
      <text:p text:style-name="P7"><text:s text:c="6"/>graph[1].RunSingleStep();</text:p>
      <text:p text:style-name="P7">}</text:p>
      <text:p text:style-name="P8">// Done. Result are now in tensor_output[0] and tensor_output[1]</text:p>
      <text:p text:style-name="P8"/>
      <text:p text:style-name="P9"/>
      <text:h text:style-name="P42" text:outline-level="1">-VISION STACK</text:h>
      <text:p text:style-name="P34"/>
      <text:p text:style-name="Text_20_body"/>
      <text:p text:style-name="Text_20_body">dgrid has a library of graph nodes that perform many common vision processing tasks.</text:p>
      <text:p text:style-name="Text_20_body">These vision processing functions are very efficient and fast since they are implemented based on tensor programming as described in [1].</text:p>
      <text:p text:style-name="Text_20_body">This vision library is used under the graph framework as described in chapter 1.</text:p>
      <text:p text:style-name="Text_20_body">Vision stack provides the following vision processing acceleration:</text:p>
      <text:list xml:id="list5797420722254860808" text:style-name="L3">
        <text:list-item>
          <text:p text:style-name="P50">Edge detection using Canny Algorithm</text:p>
        </text:list-item>
        <text:list-item>
          <text:p text:style-name="P50">Color space conversion</text:p>
        </text:list-item>
        <text:list-item>
          <text:p text:style-name="P50">Tensor reshaping</text:p>
        </text:list-item>
        <text:list-item>
          <text:p text:style-name="P50">Image Gaussian blurring</text:p>
        </text:list-item>
        <text:list-item>
          <text:p text:style-name="P50">Feature detection using Harris-Corner Algorithm</text:p>
        </text:list-item>
        <text:list-item>
          <text:p text:style-name="P50">Motion detection with Optical-flow algorithm</text:p>
        </text:list-item>
        <text:list-item>
          <text:p text:style-name="P50">Image resizes</text:p>
        </text:list-item>
      </text:list>
      <text:p text:style-name="Text_20_body"/>
      <text:p text:style-name="P30"/>
      <text:h text:style-name="P43" text:outline-level="2">GraphNodeCanny</text:h>
      <text:p text:style-name="Text_20_body">GraphNodeCanny is graph node implementing edge detection algorithm based on canny edge detector algorithm.</text:p>
      <text:p text:style-name="Text_20_body"/>
      <text:h text:style-name="P38" text:outline-level="3"><text:s/>GraphNodeCanny(<text:span text:style-name="T14">TENSOR</text:span> *input,<text:span text:style-name="T14">TENSOR</text:span> *output)</text:h>
      <text:p text:style-name="Text_20_body">Constructor for this graph node.</text:p>
      <text:p text:style-name="P5">Input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input</text:p>
          </table:table-cell>
          <table:table-cell table:style-name="Table13.B1" office:value-type="string">
            <text:p text:style-name="Table_20_Contents">Input image to perform edge detection</text:p>
          </table:table-cell>
        </table:table-row>
        <table:table-row>
          <table:table-cell table:style-name="Table13.A2" office:value-type="string">
            <text:p text:style-name="Table_20_Contents">output</text:p>
          </table:table-cell>
          <table:table-cell table:style-name="Table13.B2" office:value-type="string">
            <text:p text:style-name="Text_20_body">Output tensor will be initialized to have the same width and height as input tensor but with the following tensor attributes</text:p>
            <text:list xml:id="list8701440884877357160" text:style-name="L4">
              <text:list-item>
                <text:p text:style-name="P51">DataType = TensorDataTypeUint8</text:p>
              </text:list-item>
              <text:list-item>
                <text:p text:style-name="P51">DataFormat = TensorFormatSplit</text:p>
              </text:list-item>
              <text:list-item>
                <text:p text:style-name="P51">ObjType = TensorObjTypeMonochromeSingleChannel</text:p>
              </text:list-item>
            </text:list>
          </table:table-cell>
        </table:table-row>
      </table:table>
      <text:p text:style-name="Text_20_body"/>
      <text:h text:style-name="P38" text:outline-level="3"><text:s/>Create(<text:span text:style-name="T14">TENSOR</text:span> *input,<text:span text:style-name="T14">TENSOR</text:span> *output)</text:h>
      <text:p text:style-name="Text_20_body">Call to initialize graph node when default constructor was used.</text:p>
      <text:p text:style-name="Text_20_body">Parameters are like 2.1.1</text:p>
      <text:p text:style-name="P3"/>
      <text:h text:style-name="P38" text:outline-level="3"><text:span text:style-name="T16"><text:s/>void SetThreshold</text:span>(<text:span text:style-name="T10">int</text:span> _loThreshold,<text:span text:style-name="T10">int</text:span> _hiThreshold)</text:h>
      <text:p text:style-name="Standard">Setting edge detection threshold</text:p>
      <text:p text:style-name="Standard"/>
      <text:p text:style-name="P25">Input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Contents">_loThreshold</text:p>
          </table:table-cell>
          <table:table-cell table:style-name="Table14.B1" office:value-type="string">
            <text:p text:style-name="Standard">_loThreshold must be &lt;= 255.</text:p>
            <text:p text:style-name="Standard">If pixel gradient id below _loThreshold than pixel is rejected as edge.</text:p>
            <text:p text:style-name="Standard">Default low threshold is 81.</text:p>
          </table:table-cell>
        </table:table-row>
        <table:table-row>
          <table:table-cell table:style-name="Table14.A2" office:value-type="string">
            <text:p text:style-name="Table_20_Contents">_hiThreshold</text:p>
          </table:table-cell>
          <table:table-cell table:style-name="Table14.B2" office:value-type="string">
            <text:p text:style-name="Table_20_Contents">_hiThreshold must be &lt;= 255</text:p>
            <text:p text:style-name="Standard">If pixel gradient is above _hiThreshold than pixel is accepted as edge.</text:p>
            <text:p text:style-name="Standard">Default high threshold is 163.</text:p>
          </table:table-cell>
        </table:table-row>
      </table:table>
      <text:p text:style-name="Standard"/>
      <text:p text:style-name="P25">Output:</text:p>
      <text:p text:style-name="Standard">None</text:p>
      <text:p text:style-name="P19"/>
      <text:h text:style-name="P38" text:outline-level="3"><text:soft-page-break/><text:span text:style-name="T10"><text:s/>void</text:span><text:span text:style-name="T1"> </text:span><text:span text:style-name="T4">GetThreshold</text:span><text:span text:style-name="T1">(</text:span><text:span text:style-name="T10">int</text:span><text:span text:style-name="T1"> *_loThreshold,</text:span><text:span text:style-name="T10">int</text:span><text:span text:style-name="T1"> *_hiThreshold)</text:span></text:h>
      <text:p text:style-name="Text_20_body">Return current edge detection threshold</text:p>
      <text:h text:style-name="P44" text:outline-level="2">GraphNodeColorAndReshape</text:h>
      <text:p text:style-name="Text_20_body">This graph node performs color space conversion and tensor reshaping.</text:p>
      <text:p text:style-name="Text_20_body"/>
      <text:h text:style-name="P39" text:outline-level="3"><text:span text:style-name="T17"><text:s/>GraphNodeColorAndReshape(<text:line-break/></text:span><text:span text:style-name="T15">TENSOR</text:span><text:span text:style-name="T17"> *input,<text:line-break/></text:span><text:span text:style-name="T15">TENSOR</text:span><text:span text:style-name="T17"> *output,<text:line-break/></text:span><text:span text:style-name="T3">TensorObjType</text:span><text:span text:style-name="T6"> _dstColorSpace,<text:line-break/></text:span><text:span text:style-name="T3">TensorFormat</text:span><text:span text:style-name="T6"> _dstFormat,<text:line-break/></text:span><text:span text:style-name="T11">int</text:span><text:span text:style-name="T6"> clip_x=0,<text:line-break/></text:span><text:span text:style-name="T11">int</text:span><text:span text:style-name="T6"> clip_y=0,<text:line-break/></text:span><text:span text:style-name="T11">int</text:span><text:span text:style-name="T6"> clip_w=0,<text:line-break/></text:span><text:span text:style-name="T11">int</text:span><text:span text:style-name="T6"> clip_h=0,<text:line-break/></text:span><text:span text:style-name="T11">int</text:span><text:span text:style-name="T6"> dst_x=0,<text:line-break/></text:span><text:span text:style-name="T11">int</text:span><text:span text:style-name="T6"> dst_y=0,<text:line-break/></text:span><text:span text:style-name="T11">int</text:span><text:span text:style-name="T6"> dst_w=0,<text:line-break/></text:span><text:span text:style-name="T11">int</text:span><text:span text:style-name="T6"> dst_h=0)</text:span></text:h>
      <text:p text:style-name="P10"/>
      <text:p text:style-name="Text_20_body">Constructor for this graph node.</text:p>
      <text:p text:style-name="Text_20_body">Transform and copy input tensor to output tensor.</text:p>
      <text:p text:style-name="Text_20_body">Transform from a source tensor with a DataType/DataFormat to a destination tensor with a different DataType/DataFormat.</text:p>
      <text:p text:style-name="P10"/>
      <text:p text:style-name="P5">Input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Table_20_Contents">input</text:p>
          </table:table-cell>
          <table:table-cell table:style-name="Table15.B1" office:value-type="string">
            <text:p text:style-name="Table_20_Contents">Input tensor</text:p>
          </table:table-cell>
        </table:table-row>
        <table:table-row>
          <table:table-cell table:style-name="Table15.A2" office:value-type="string">
            <text:p text:style-name="Table_20_Contents">output</text:p>
          </table:table-cell>
          <table:table-cell table:style-name="Table15.B2" office:value-type="string">
            <text:p text:style-name="Table_20_Contents">Output tensor</text:p>
          </table:table-cell>
        </table:table-row>
        <table:table-row>
          <table:table-cell table:style-name="Table15.A2" office:value-type="string">
            <text:p text:style-name="Table_20_Contents">_dstColorSpace</text:p>
          </table:table-cell>
          <table:table-cell table:style-name="Table15.B2" office:value-type="string">
            <text:p text:style-name="Table_20_Contents">Object type of destination tensor</text:p>
          </table:table-cell>
        </table:table-row>
        <table:table-row>
          <table:table-cell table:style-name="Table15.A2" office:value-type="string">
            <text:p text:style-name="Table_20_Contents">_dstFormat</text:p>
          </table:table-cell>
          <table:table-cell table:style-name="Table15.B2" office:value-type="string">
            <text:p text:style-name="Table_20_Contents">Data format layout of destination tensor</text:p>
          </table:table-cell>
        </table:table-row>
        <table:table-row>
          <table:table-cell table:style-name="Table15.A2" office:value-type="string">
            <text:p text:style-name="Table_20_Contents">clip_x<text:line-break/>clip_y<text:line-break/>clip_w</text:p>
            <text:p text:style-name="Table_20_Contents">clip_h</text:p>
          </table:table-cell>
          <table:table-cell table:style-name="Table15.B2" office:value-type="string">
            <text:p text:style-name="Table_20_Contents">Identifies the region within input tensor to be used as source tensor. </text:p>
            <text:p text:style-name="Table_20_Contents">clip_x and clip_y is the origin of the region.</text:p>
            <text:p text:style-name="Table_20_Contents">clip_w and clip_h is the dimension of the region.</text:p>
          </table:table-cell>
        </table:table-row>
        <table:table-row>
          <table:table-cell table:style-name="Table15.A2" office:value-type="string">
            <text:p text:style-name="Table_20_Contents">dst_x<text:line-break/>dst_y</text:p>
            <text:p text:style-name="Table_20_Contents">dst_w</text:p>
            <text:p text:style-name="Table_20_Contents">dst_h</text:p>
          </table:table-cell>
          <table:table-cell table:style-name="Table15.B2" office:value-type="string">
            <text:p text:style-name="Table_20_Contents">Identifies the region within output tensor to write result to.</text:p>
            <text:p text:style-name="Table_20_Contents">dst_x and dst_y is the origin of the region.</text:p>
            <text:p text:style-name="Table_20_Contents">dst_w and dst_h is the dimension of the region.</text:p>
          </table:table-cell>
        </table:table-row>
      </table:table>
      <text:p text:style-name="P10"/>
      <text:h text:style-name="P39" text:outline-level="3"><text:soft-page-break/><text:span text:style-name="T17"><text:s/>Create(<text:line-break/></text:span><text:span text:style-name="T15">TENSOR</text:span><text:span text:style-name="T17"> *input,<text:line-break/></text:span><text:span text:style-name="T15">TENSOR</text:span><text:span text:style-name="T17"> *output,<text:line-break/></text:span><text:span text:style-name="T3">TensorObjType</text:span><text:span text:style-name="T6"> _dstColorSpace,<text:line-break/></text:span><text:span text:style-name="T3">TensorFormat</text:span><text:span text:style-name="T6"> _dstFormat,<text:line-break/></text:span><text:span text:style-name="T11">int</text:span><text:span text:style-name="T6"> clip_x=0,<text:line-break/></text:span><text:span text:style-name="T11">int</text:span><text:span text:style-name="T6"> clip_y=0,<text:line-break/></text:span><text:span text:style-name="T11">int</text:span><text:span text:style-name="T6"> clip_w=0,<text:line-break/></text:span><text:span text:style-name="T11">int</text:span><text:span text:style-name="T6"> clip_h=0,<text:line-break/></text:span><text:span text:style-name="T11">int</text:span><text:span text:style-name="T6"> dst_x=0,<text:line-break/></text:span><text:span text:style-name="T11">int</text:span><text:span text:style-name="T6"> dst_y=0,<text:line-break/></text:span><text:span text:style-name="T11">int</text:span><text:span text:style-name="T6"> dst_w=0,<text:line-break/></text:span><text:span text:style-name="T11">int</text:span><text:span text:style-name="T6"> dst_h=0)</text:span></text:h>
      <text:p text:style-name="Text_20_body">Call to initialize graph node when default constructor was used.</text:p>
      <text:p text:style-name="Text_20_body">Parameters are like 2.2.1</text:p>
      <text:p text:style-name="P12"/>
      <text:p text:style-name="P20"/>
      <text:h text:style-name="P43" text:outline-level="2"><text:s/>GraphNodeGaussian</text:h>
      <text:p text:style-name="Text_20_body">This graph node performs image blurring using a Gaussian filter.</text:p>
      <text:p text:style-name="P21"/>
      <text:h text:style-name="P38" text:outline-level="3"><text:s/>GraphNodeGaussian(<text:span text:style-name="T14">TENSOR</text:span> *input,<text:span text:style-name="T14">TENSOR</text:span> *output)</text:h>
      <text:p text:style-name="Text_20_body">Constructor for this graph node.</text:p>
      <text:p text:style-name="P5">Input: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20_Contents">input</text:p>
          </table:table-cell>
          <table:table-cell table:style-name="Table16.B1" office:value-type="string">
            <text:p text:style-name="Table_20_Contents">Input tensor to apply the gaussian filter.</text:p>
          </table:table-cell>
        </table:table-row>
        <table:table-row>
          <table:table-cell table:style-name="Table16.A2" office:value-type="string">
            <text:p text:style-name="Table_20_Contents">output</text:p>
          </table:table-cell>
          <table:table-cell table:style-name="Table16.B2" office:value-type="string">
            <text:p text:style-name="Table_20_Contents">Output tensor.</text:p>
          </table:table-cell>
        </table:table-row>
      </table:table>
      <text:p text:style-name="Text_20_body"/>
      <text:h text:style-name="P38" text:outline-level="3"><text:s/>DgridStatus Create(<text:span text:style-name="T14">TENSOR</text:span> *input,<text:span text:style-name="T14">TENSOR</text:span> *output)</text:h>
      <text:p text:style-name="Text_20_body">Call to initialize graph node when default constructor was used.</text:p>
      <text:p text:style-name="Text_20_body">Parameters are like 2.3.1</text:p>
      <text:p text:style-name="Text_20_body"/>
      <text:h text:style-name="P38" text:outline-level="3"><text:s/>void SetSigma(float _sigma)</text:h>
      <text:p text:style-name="Text_20_body">Set sigma value of the gaussian filter.</text:p>
      <text:p text:style-name="P12"/>
      <text:h text:style-name="P38" text:outline-level="3"><text:s/>float GetSigma()</text:h>
      <text:p text:style-name="Text_20_body">Return current sigma value of the the gaussian filter.</text:p>
      <text:p text:style-name="P36"/>
      <text:p text:style-name="P9"/>
      <text:p text:style-name="Text_20_body"/>
      <text:h text:style-name="P44" text:outline-level="2">GraphNodeHarris</text:h>
      <text:p text:style-name="Text_20_body">This graph node performs Harris-Corner feature detection on an image.</text:p>
      <text:h text:style-name="P38" text:outline-level="3"><text:s/>GraphNodeHarris(<text:span text:style-name="T14">TENSOR</text:span> *input,<text:span text:style-name="T14">TENSOR</text:span> *output)</text:h>
      <text:p text:style-name="Text_20_body">Constructor for this graph node.</text:p>
      <text:p text:style-name="P5">Input: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Table_20_Contents">input</text:p>
          </table:table-cell>
          <table:table-cell table:style-name="Table17.B1" office:value-type="string">
            <text:p text:style-name="Table_20_Contents">Input tensor.</text:p>
          </table:table-cell>
        </table:table-row>
        <table:table-row>
          <table:table-cell table:style-name="Table17.A2" office:value-type="string">
            <text:p text:style-name="Table_20_Contents">output</text:p>
          </table:table-cell>
          <table:table-cell table:style-name="Table17.B2" office:value-type="string">
            <text:p text:style-name="Table_20_Contents">Output tensor with width=input's width, height=input's height, dataType=int16.<text:line-break/>Data elements are feature detection scores. zero for no detection.</text:p>
          </table:table-cell>
        </table:table-row>
      </table:table>
      <text:p text:style-name="Text_20_body"/>
      <text:h text:style-name="P38" text:outline-level="3"><text:s/>DgridStatus Create(<text:span text:style-name="T14">TENSOR</text:span> *input,<text:span text:style-name="T14">TENSOR</text:span> *output)</text:h>
      <text:p text:style-name="Text_20_body">Call to initialize graph node when default constructor was used.</text:p>
      <text:p text:style-name="Text_20_body">Parameters are like 2.4.1</text:p>
      <text:p text:style-name="P9"/>
      <text:h text:style-name="P44" text:outline-level="2">GraphNodeOpticalFlow</text:h>
      <text:p text:style-name="Text_20_body">This graph node performs optical flow algorithm for motion detection on two images captured consecutively in time.</text:p>
      <text:h text:style-name="P38" text:outline-level="3"><text:span text:style-name="T7"><text:s/>GraphNodeOpticalFlow(</text:span><text:span text:style-name="T5">TENSOR</text:span><text:span text:style-name="T7"> *input1,</text:span></text:h>
      <text:p text:style-name="P15"><text:s text:c="27"/><text:span text:style-name="T16">TENSOR</text:span> *x_gradient,</text:p>
      <text:p text:style-name="P15"><text:s text:c="27"/><text:span text:style-name="T16">TENSOR</text:span> *y_gradient,</text:p>
      <text:p text:style-name="P15"><text:s text:c="27"/><text:span text:style-name="T16">TENSOR</text:span> *t_gradient,</text:p>
      <text:p text:style-name="P15"><text:s text:c="27"/><text:span text:style-name="T16">TENSOR</text:span> *x_vect,</text:p>
      <text:p text:style-name="P15"><text:s text:c="27"/><text:span text:style-name="T16">TENSOR</text:span> *y_vect,</text:p>
      <text:p text:style-name="P15"><text:s text:c="27"/><text:span text:style-name="T16">TENSOR</text:span> *display)</text:p>
      <text:p text:style-name="Text_20_body">Constructor for this graph node.</text:p>
      <text:p text:style-name="P5">Input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Table_20_Contents">input1</text:p>
          </table:table-cell>
          <table:table-cell table:style-name="Table18.B1" office:value-type="string">
            <text:p text:style-name="Table_20_Contents">input1 is expected to be an alias tensor to an image buffer.</text:p>
            <text:p text:style-name="Table_20_Contents">At every new execution, there must a new buffer submitted with the previous buffer still valid and unchanged.</text:p>
            <text:p text:style-name="Table_20_Contents">This graph node compares current image buffer with the last image buffer for motion detection.</text:p>
            <text:p text:style-name="Table_20_Contents"><text:s/></text:p>
          </table:table-cell>
        </table:table-row>
        <table:table-row>
          <table:table-cell table:style-name="Table18.A2" office:value-type="string">
            <text:p text:style-name="Table_20_Contents">x_gradient</text:p>
          </table:table-cell>
          <table:table-cell table:style-name="Table18.B2" office:value-type="string">
            <text:p text:style-name="Table_20_Contents">buffer with dimension hxw of type int16</text:p>
            <text:p text:style-name="Table_20_Contents">Holds the gradient change in x direction.</text:p>
          </table:table-cell>
        </table:table-row>
        <table:table-row>
          <table:table-cell table:style-name="Table18.A2" office:value-type="string">
            <text:p text:style-name="Table_20_Contents">y_gradient</text:p>
          </table:table-cell>
          <table:table-cell table:style-name="Table18.B2" office:value-type="string">
            <text:p text:style-name="Table_20_Contents">buffer with dimension hxw of type int16</text:p>
            <text:p text:style-name="Table_20_Contents">Holds the gradient change in y direction.</text:p>
          </table:table-cell>
        </table:table-row>
        <table:table-row>
          <table:table-cell table:style-name="Table18.A2" office:value-type="string">
            <text:p text:style-name="Table_20_Contents">t_gradient</text:p>
          </table:table-cell>
          <table:table-cell table:style-name="Table18.B2" office:value-type="string">
            <text:p text:style-name="Table_20_Contents">buffer with dimension hxw of type int16</text:p>
            <text:p text:style-name="Table_20_Contents">Holds the gradient change in time direction.</text:p>
          </table:table-cell>
        </table:table-row>
        <table:table-row>
          <table:table-cell table:style-name="Table18.A2" office:value-type="string">
            <text:p text:style-name="Table_20_Contents">x_vect</text:p>
          </table:table-cell>
          <table:table-cell table:style-name="Table18.B2" office:value-type="string">
            <text:p text:style-name="Table_20_Contents">x component of motion vector</text:p>
          </table:table-cell>
        </table:table-row>
        <table:table-row>
          <table:table-cell table:style-name="Table18.A2" office:value-type="string">
            <text:p text:style-name="Table_20_Contents">y_vect</text:p>
          </table:table-cell>
          <table:table-cell table:style-name="Table18.B2" office:value-type="string">
            <text:p text:style-name="Table_20_Contents">y component of motion vector</text:p>
          </table:table-cell>
        </table:table-row>
        <table:table-row>
          <table:table-cell table:style-name="Table18.A2" office:value-type="string">
            <text:p text:style-name="Table_20_Contents">display</text:p>
          </table:table-cell>
          <table:table-cell table:style-name="Table18.B2" office:value-type="string">
            <text:p text:style-name="Table_20_Contents">Buffer with dimension 3xhxw intended for display purposes. If set to 0 then display will not be generated,</text:p>
            <text:p text:style-name="Table_20_Contents">Pixel colour represents motion vector direction. </text:p>
            <text:p text:style-name="Table_20_Contents"><text:s text:c="3"/>- red means movement to the right</text:p>
            <text:p text:style-name="Table_20_Contents"><text:s text:c="3"/>- green means movement to the left</text:p>
            <text:p text:style-name="Table_20_Contents"><text:s text:c="3"/>- blue means vertical movement.</text:p>
            <text:p text:style-name="Table_20_Contents">Pixel intensity represents motion vector magnitude.</text:p>
          </table:table-cell>
        </table:table-row>
      </table:table>
      <text:p text:style-name="P5"/>
      <text:p text:style-name="Text_20_body"/>
      <text:p text:style-name="Text_20_body"/>
      <text:h text:style-name="Heading_20_3" text:outline-level="3"><text:soft-page-break/><text:span text:style-name="T8"><text:s/>DgridStatus Create(</text:span><text:span text:style-name="T9">TENSOR</text:span><text:span text:style-name="T8"> *input1,</text:span></text:h>
      <text:p text:style-name="P15"><text:s text:c="23"/><text:span text:style-name="T16">TENSOR</text:span> *x_gradient,</text:p>
      <text:p text:style-name="P15"><text:s text:c="23"/><text:span text:style-name="T16">TENSOR</text:span> *y_gradient,</text:p>
      <text:p text:style-name="P15"><text:s text:c="23"/><text:span text:style-name="T16">TENSOR</text:span> *t_gradient,</text:p>
      <text:p text:style-name="P15"><text:s text:c="23"/><text:span text:style-name="T16">TENSOR</text:span> *x_vect,</text:p>
      <text:p text:style-name="P15"><text:s text:c="23"/><text:span text:style-name="T16">TENSOR</text:span> *y_vect,</text:p>
      <text:p text:style-name="P15"><text:s text:c="23"/><text:span text:style-name="T16">TENSOR</text:span> *display)</text:p>
      <text:p text:style-name="Text_20_body">Call to initialize graph node when default constructor was used.</text:p>
      <text:p text:style-name="Text_20_body">Parameters are like 2.5.1</text:p>
      <text:h text:style-name="P44" text:outline-level="2">GraphNodeResize</text:h>
      <text:p text:style-name="P24">This graph node performs image resize</text:p>
      <text:p text:style-name="P24"/>
      <text:p text:style-name="P24"/>
      <text:h text:style-name="P38" text:outline-level="3"><text:span text:style-name="T1"><text:s/>GraphNodeResize(</text:span><text:span text:style-name="T4">TENSOR</text:span><text:span text:style-name="T1"> *input,</text:span><text:span text:style-name="T4">TENSOR</text:span><text:span text:style-name="T1"> *output,</text:span><text:span text:style-name="T10">int</text:span><text:span text:style-name="T1"> w,</text:span><text:span text:style-name="T10">int</text:span><text:span text:style-name="T1"> h)</text:span></text:h>
      <text:p text:style-name="P11">Resize image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able_20_Contents">input</text:p>
          </table:table-cell>
          <table:table-cell table:style-name="Table19.B1" office:value-type="string">
            <text:p text:style-name="Table_20_Contents">Input tensor to be resized</text:p>
          </table:table-cell>
        </table:table-row>
        <table:table-row>
          <table:table-cell table:style-name="Table19.A2" office:value-type="string">
            <text:p text:style-name="Table_20_Contents">output</text:p>
          </table:table-cell>
          <table:table-cell table:style-name="Table19.B2" office:value-type="string">
            <text:p text:style-name="Table_20_Contents">Output tensor</text:p>
          </table:table-cell>
        </table:table-row>
        <table:table-row>
          <table:table-cell table:style-name="Table19.A2" office:value-type="string">
            <text:p text:style-name="Table_20_Contents">w</text:p>
          </table:table-cell>
          <table:table-cell table:style-name="Table19.B2" office:value-type="string">
            <text:p text:style-name="Table_20_Contents">Width of image after resizing</text:p>
          </table:table-cell>
        </table:table-row>
        <table:table-row>
          <table:table-cell table:style-name="Table19.A2" office:value-type="string">
            <text:p text:style-name="Table_20_Contents">h</text:p>
          </table:table-cell>
          <table:table-cell table:style-name="Table19.B2" office:value-type="string">
            <text:p text:style-name="Table_20_Contents">Height of image after resizing</text:p>
          </table:table-cell>
        </table:table-row>
      </table:table>
      <text:p text:style-name="P11"/>
      <text:p text:style-name="P23"/>
      <text:h text:style-name="P38" text:outline-level="3"><text:span text:style-name="T4"><text:s/>DgridStatus Create</text:span><text:span text:style-name="T1">(</text:span><text:span text:style-name="T4">TENSOR</text:span><text:span text:style-name="T1"> *input,</text:span><text:span text:style-name="T4">TENSOR</text:span><text:span text:style-name="T1"> *output,</text:span><text:span text:style-name="T10">int</text:span><text:span text:style-name="T1"> w,</text:span><text:span text:style-name="T10">int</text:span><text:span text:style-name="T1"> h)</text:span></text:h>
      <text:p text:style-name="Text_20_body">Call to initialize graph node when default constructor was used.</text:p>
      <text:p text:style-name="Text_20_body">Parameters are like 2.6.1</text:p>
      <text:p text:style-name="P30"/>
      <text:p text:style-name="P28">3-AI STACK</text:p>
      <text:p text:style-name="P35"/>
      <text:p text:style-name="Standard"/>
      <text:p text:style-name="Standard">dgrid provides acceleration functions for the execution of <text:s/>Google's TensorFlowLite model.</text:p>
      <text:p text:style-name="Standard">AI stack is implemented as graph node.</text:p>
      <text:p text:style-name="Standard"/>
      <text:p text:style-name="Standard">The following Neural Network Layers are supported</text:p>
      <text:p text:style-name="Standard"/>
      <text:list xml:id="list8181275442009434873" text:style-name="L5">
        <text:list-item>
          <text:p text:style-name="P45">Convolution</text:p>
        </text:list-item>
        <text:list-item>
          <text:p text:style-name="P45">ConvolutionDepthWise</text:p>
        </text:list-item>
        <text:list-item>
          <text:p text:style-name="P45">FCN</text:p>
        </text:list-item>
        <text:list-item>
          <text:p text:style-name="P45">Add</text:p>
        </text:list-item>
        <text:list-item>
          <text:p text:style-name="P45">Concatenation</text:p>
        </text:list-item>
        <text:list-item>
          <text:p text:style-name="P45">Logistics</text:p>
        </text:list-item>
        <text:list-item>
          <text:p text:style-name="P45">ObjectDetection</text:p>
        </text:list-item>
        <text:list-item>
          <text:p text:style-name="P45">PoolAverage</text:p>
        </text:list-item>
        <text:list-item>
          <text:p text:style-name="P45">Reshape</text:p>
        </text:list-item>
        <text:list-item>
          <text:p text:style-name="P45">Relu</text:p>
        </text:list-item>
      </text:list>
      <text:h text:style-name="P43" text:outline-level="2"><text:s/>TfliteNn</text:h>
      <text:p text:style-name="Text_20_body">This is a graph node that would execute a TensorFlowLite model.</text:p>
      <text:p text:style-name="Text_20_body">It executes an AI model using the original TensorFlowLite trained model binary that we can be downloaded from Google website. No model retraining is required.</text:p>
      <text:p text:style-name="Text_20_body"/>
      <text:h text:style-name="P38" text:outline-level="3"><text:span text:style-name="T4"><text:s/>DgridStatus</text:span><text:span text:style-name="T1"> Create(</text:span><text:span text:style-name="T10">const</text:span><text:span text:style-name="T1"> </text:span><text:span text:style-name="T10">char</text:span><text:span text:style-name="T1"> *fname,</text:span><text:span text:style-name="T4">TENSOR</text:span><text:span text:style-name="T1"> *_input,<text:line-break/> </text:span><text:span text:style-name="T10">int </text:span><text:span text:style-name="T1">numOutput,...) </text:span></text:h>
      <text:p text:style-name="Text_20_body">Load a TensorFlowLite model and prepare for inferencing.</text:p>
      <text:p text:style-name="P5">Input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able_20_Contents">fname</text:p>
          </table:table-cell>
          <table:table-cell table:style-name="Table20.B1" office:value-type="string">
            <text:p text:style-name="Table_20_Contents">TensorFlowLite model file name.</text:p>
            <text:p text:style-name="Table_20_Contents">It has suffix *.tflite</text:p>
          </table:table-cell>
        </table:table-row>
        <table:table-row>
          <table:table-cell table:style-name="Table20.A2" office:value-type="string">
            <text:p text:style-name="Table_20_Contents">_input</text:p>
          </table:table-cell>
          <table:table-cell table:style-name="Table20.B2" office:value-type="string">
            <text:p text:style-name="Table_20_Contents">Input tensor to the model.</text:p>
          </table:table-cell>
        </table:table-row>
        <table:table-row>
          <table:table-cell table:style-name="Table20.A2" office:value-type="string">
            <text:p text:style-name="Table_20_Contents">numOutput</text:p>
          </table:table-cell>
          <table:table-cell table:style-name="Table20.B2" office:value-type="string">
            <text:p text:style-name="Table_20_Contents">Number of output tensors expected. After this parameter, we expect numOutput numbers of tensors to follow</text:p>
          </table:table-cell>
        </table:table-row>
      </table:table>
      <text:p text:style-name="Text_20_body"/>
      <text:p text:style-name="P5">Output:</text:p>
      <text:list xml:id="list43660458" text:continue-list="list43656712" text:style-name="L2">
        <text:list-item>
          <text:p text:style-name="P49">DgridStatusOk if successful</text:p>
        </text:list-item>
        <text:list-item>
          <text:p text:style-name="P49"><text:soft-page-break/>DgridStatusFail otherwise.</text:p>
        </text:list-item>
      </text:list>
      <text:p text:style-name="P12"/>
      <text:p text:style-name="P12"/>
      <text:h text:style-name="P38" text:outline-level="3"><text:span text:style-name="T2"><text:s/>DgridStatus</text:span><text:span text:style-name="T1"> </text:span><text:span text:style-name="T1">Load</text:span><text:span text:style-name="T1">(</text:span><text:span text:style-name="T10">const</text:span><text:span text:style-name="T1"> </text:span><text:span text:style-name="T10">char</text:span><text:span text:style-name="T1"> *fname,</text:span><text:span text:style-name="T2">TENSOR</text:span><text:span text:style-name="T1"> *_input,<text:line-break/> <text:s text:c="15"/></text:span><text:span text:style-name="T10">int</text:span><text:span text:style-name="T1"> numOutput,...)</text:span></text:h>
      <text:p text:style-name="Standard">Same as 2.7.1</text:p>
      <text:p text:style-name="P13"/>
      <text:h text:style-name="P38" text:outline-level="3"><text:span text:style-name="T14"><text:s/></text:span><text:span text:style-name="T16">DgridStatus</text:span> Unload()</text:h>
      <text:p text:style-name="Text_20_body">Unload and close the current TensorFlowLite model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Cascadia Code" svg:font-family="'Cascadia Cod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epgrid Semi Pvt Ltd</meta:initial-creator>
    <meta:creation-date>2022-11-19T10:55:33.45</meta:creation-date>
    <dc:date>2022-11-23T23:41:09.20</dc:date>
    <dc:creator>Deepgrid Semi Pvt Ltd</dc:creator>
    <meta:editing-duration>P1DT11H35M25S</meta:editing-duration>
    <meta:editing-cycles>177</meta:editing-cycles>
    <meta:generator>OpenOffice/4.1.11$Win32 OpenOffice.org_project/4111m1$Build-9808</meta:generator>
    <meta:document-statistic meta:table-count="19" meta:image-count="1" meta:object-count="0" meta:page-count="31" meta:paragraph-count="549" meta:word-count="3061" meta:character-count="21603"/>
  </office:meta>
</office:document-meta>
</file>